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master-page-name="numbering">
      <style:paragraph-properties style:page-number="auto"/>
    </style:style>
    <style:style style:name="P3" style:family="paragraph" style:parent-style-name="Standard" style:list-style-name="L1">
      <style:paragraph-properties fo:margin-left="0.5417in" fo:margin-right="0in" fo:line-height="200%" fo:text-indent="-0.0102in" style:auto-text-indent="false">
        <style:tab-stops>
          <style:tab-stop style:position="0.4898in"/>
        </style:tab-stops>
      </style:paragraph-properties>
      <style:text-properties fo:font-size="12pt" style:font-size-asian="12pt" style:font-size-complex="12pt"/>
    </style:style>
    <style:style style:name="P4" style:family="paragraph" style:parent-style-name="Text_20_body">
      <style:paragraph-properties fo:line-height="200%"/>
    </style:style>
    <style:style style:name="P5" style:family="paragraph" style:parent-style-name="Text_20_body">
      <style:paragraph-properties fo:line-height="200%"/>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bjective</text:h>
      <text:p text:style-name="P4"><text:tab/><text:span text:style-name="T1">The objective of <text:s/>the mobile turret is to move to areas that are hostile and activate so as to eliminate the threat without putting a human life in jeopardy. <text:s/>What The project planned to do was take a power wheels that is manual controlled and add remote control to the vehicle along with sensors and computer programming to navigate down a hallway and stop at each room looking for targets within the room. <text:s/></text:span></text:p>
      <text:p text:style-name="P5"><text:tab/>Success of the project, would be <text:s/>having a mobile turret that can navigate the upstairs hallway and stop at the rooms doorways eliminating any threats within the room, then proceeding on until making the loop. By doing this human life with be out of danger in swat or military scenarios. </text:p>
      <text:list xml:id="list1062966922" text:style-name="L1">
        <text:list-item>
          <text:list>
            <text:list-header>
              <text:p text:style-name="P3"/>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 style:family="paragraph" style:parent-style-name="Heading_20_7"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no_20_numbering" style:display-name="no numbering" style:page-layout-name="Mpm2"/>
    <style:master-page style:name="numbering" style:page-layout-name="Mpm3">
      <style:footer>
        <text:p text:style-name="MP1">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3T15:49:05</meta:creation-date>
    <meta:editing-duration>PT01H01M08S</meta:editing-duration>
    <meta:editing-cycles>3</meta:editing-cycles>
    <meta:generator>OpenOffice.org/3.1$Linux OpenOffice.org_project/310m19$Build-9420</meta:generator>
    <dc:title>sen proj 1</dc:title>
    <dc:date>2010-04-23T16:50:12</dc:date>
    <meta:document-statistic meta:table-count="0" meta:image-count="0" meta:object-count="0" meta:page-count="1" meta:paragraph-count="4" meta:word-count="128" meta:character-count="719"/>
    <meta:template xlink:type="simple" xlink:actuate="onRequest" xlink:title="sen proj 1" xlink:href="../../../.openoffice.org/3/user/template/sen%20proj%201.ott" meta:date="2010-04-23T15:49:04"/>
  </office:meta>
</office:document-meta>
</file>